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125.69pt"/>
    </style:style>
    <style:style style:name="co5" style:family="table-column">
      <style:table-column-properties fo:break-before="auto" style:column-width="145.45pt"/>
    </style:style>
    <style:style style:name="co6" style:family="table-column">
      <style:table-column-properties fo:break-before="auto" style:column-width="139.44pt"/>
    </style:style>
    <style:style style:name="ro1" style:family="table-row">
      <style:table-row-properties style:row-height="24.9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59.06pt" svg:height="475.46pt" svg:x="883.36pt" svg:y="99.01pt">
            <loext:p draw:notify-on-update-of-ranges="Sheet1.B1:Sheet1.B1 Sheet1.B2:Sheet1.B52 Sheet1.C1:Sheet1.C1 Sheet1.C2:Sheet1.C52 Sheet1.D1:Sheet1.D1 Sheet1.D2:Sheet1.D52 Sheet1.E1:Sheet1.E1 Sheet1.E2:Sheet1.E52 Sheet1.F1:Sheet1.F1 Sheet1.F2:Sheet1.F52 Sheet1.G1:Sheet1.G1 Sheet1.G2:Sheet1.G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: AEA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SCD Log Loss</text:p>
          </table:table-cell>
          <table:table-cell office:value-type="string" calcext:value-type="string">
            <text:p>Minibatch-SCD Log Loss</text:p>
            <text:p>No Residual Update</text:p>
          </table:table-cell>
          <table:table-cell office:value-type="string" calcext:value-type="string">
            <text:p>Minibatch-SCD Log Loss</text:p>
            <text:p>Residual Update Period=100</text:p>
          </table:table-cell>
          <table:table-cell office:value-type="string" calcext:value-type="string">
            <text:p>Minibatch-SCD Log Loss</text:p>
            <text:p>Residual Update Period=20</text:p>
          </table:table-cell>
          <table:table-cell office:value-type="string" calcext:value-type="string">
            <text:p>Minibatch-SCD Log Loss</text:p>
            <text:p>Residual Update Period=10</text:p>
          </table:table-cell>
          <table:table-cell/>
        </table:table-row>
        <table:table-row table:style-name="ro2">
          <table:table-cell office:value-type="string" calcext:value-type="string">
            <text:p>StepSizeShifter=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693317" calcext:value-type="float">
            <text:p>6.93E-01</text:p>
          </table:table-cell>
          <table:table-cell table:style-name="ce1"/>
          <table:table-cell table:number-columns-repeated="2"/>
          <table:table-cell table:style-name="ce1" table:number-columns-repeated="2"/>
        </table:table-row>
        <table:table-row table:style-name="ro2">
          <table:table-cell office:value-type="string" calcext:value-type="string">
            <text:p>Lambda=0.01</text:p>
          </table:table-cell>
          <table:table-cell office:value-type="float" office:value="100" calcext:value-type="float">
            <text:p>100</text:p>
          </table:table-cell>
          <table:table-cell office:value-type="float" office:value="0.244709" calcext:value-type="float">
            <text:p>0.244709</text:p>
          </table:table-cell>
          <table:table-cell table:number-columns-repeated="2" office:value-type="float" office:value="0.244942" calcext:value-type="float">
            <text:p>0.244942</text:p>
          </table:table-cell>
          <table:table-cell table:style-name="ce1" office:value-type="float" office:value="0.244942" calcext:value-type="float">
            <text:p>2.45E-01</text:p>
          </table:table-cell>
          <table:table-cell office:value-type="float" office:value="0.244942" calcext:value-type="float">
            <text:p>0.244942</text:p>
          </table:table-cell>
          <table:table-cell/>
        </table:table-row>
        <table:table-row table:style-name="ro2">
          <table:table-cell office:value-type="string" calcext:value-type="string">
            <text:p>MinibatchSize=16384</text:p>
          </table:table-cell>
          <table:table-cell office:value-type="float" office:value="200" calcext:value-type="float">
            <text:p>200</text:p>
          </table:table-cell>
          <table:table-cell office:value-type="float" office:value="0.169743" calcext:value-type="float">
            <text:p>0.169743</text:p>
          </table:table-cell>
          <table:table-cell office:value-type="float" office:value="0.215606" calcext:value-type="float">
            <text:p>0.215606</text:p>
          </table:table-cell>
          <table:table-cell office:value-type="float" office:value="0.198376" calcext:value-type="float">
            <text:p>0.198376</text:p>
          </table:table-cell>
          <table:table-cell office:value-type="float" office:value="0.175378" calcext:value-type="float">
            <text:p>0.175378</text:p>
          </table:table-cell>
          <table:table-cell office:value-type="float" office:value="0.172635" calcext:value-type="float">
            <text:p>0.172635</text:p>
          </table:table-cell>
          <table:table-cell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0.154255" calcext:value-type="float">
            <text:p>0.154255</text:p>
          </table:table-cell>
          <table:table-cell office:value-type="float" office:value="0.224807" calcext:value-type="float">
            <text:p>0.224807</text:p>
          </table:table-cell>
          <table:table-cell office:value-type="float" office:value="0.176067" calcext:value-type="float">
            <text:p>0.176067</text:p>
          </table:table-cell>
          <table:table-cell office:value-type="float" office:value="0.157615" calcext:value-type="float">
            <text:p>0.157615</text:p>
          </table:table-cell>
          <table:table-cell office:value-type="float" office:value="0.155728" calcext:value-type="float">
            <text:p>0.155728</text:p>
          </table:table-cell>
          <table:table-cell/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office:value-type="float" office:value="0.148845" calcext:value-type="float">
            <text:p>0.148845</text:p>
          </table:table-cell>
          <table:table-cell office:value-type="float" office:value="0.232127" calcext:value-type="float">
            <text:p>0.232127</text:p>
          </table:table-cell>
          <table:table-cell office:value-type="float" office:value="0.164565" calcext:value-type="float">
            <text:p>0.164565</text:p>
          </table:table-cell>
          <table:table-cell office:value-type="float" office:value="0.150882" calcext:value-type="float">
            <text:p>0.150882</text:p>
          </table:table-cell>
          <table:table-cell office:value-type="float" office:value="0.149584" calcext:value-type="float">
            <text:p>0.149584</text:p>
          </table:table-cell>
          <table:table-cell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0.146261" calcext:value-type="float">
            <text:p>0.146261</text:p>
          </table:table-cell>
          <table:table-cell office:value-type="float" office:value="0.237552" calcext:value-type="float">
            <text:p>0.237552</text:p>
          </table:table-cell>
          <table:table-cell office:value-type="float" office:value="0.158685" calcext:value-type="float">
            <text:p>0.158685</text:p>
          </table:table-cell>
          <table:table-cell office:value-type="float" office:value="0.147898" calcext:value-type="float">
            <text:p>0.147898</text:p>
          </table:table-cell>
          <table:table-cell office:value-type="float" office:value="0.146857" calcext:value-type="float">
            <text:p>0.146857</text:p>
          </table:table-cell>
          <table:table-cell/>
        </table:table-row>
        <table:table-row table:style-name="ro2">
          <table:table-cell/>
          <table:table-cell office:value-type="float" office:value="600" calcext:value-type="float">
            <text:p>600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241631" calcext:value-type="float">
            <text:p>0.241631</text:p>
          </table:table-cell>
          <table:table-cell office:value-type="float" office:value="0.155554" calcext:value-type="float">
            <text:p>0.155554</text:p>
          </table:table-cell>
          <table:table-cell office:value-type="float" office:value="0.146356" calcext:value-type="float">
            <text:p>0.146356</text:p>
          </table:table-cell>
          <table:table-cell office:value-type="float" office:value="0.145399" calcext:value-type="float">
            <text:p>0.145399</text:p>
          </table:table-cell>
          <table:table-cell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0.143598" calcext:value-type="float">
            <text:p>0.143598</text:p>
          </table:table-cell>
          <table:table-cell office:value-type="float" office:value="0.244765" calcext:value-type="float">
            <text:p>0.244765</text:p>
          </table:table-cell>
          <table:table-cell office:value-type="float" office:value="0.153818" calcext:value-type="float">
            <text:p>0.153818</text:p>
          </table:table-cell>
          <table:table-cell office:value-type="float" office:value="0.145438" calcext:value-type="float">
            <text:p>0.145438</text:p>
          </table:table-cell>
          <table:table-cell office:value-type="float" office:value="0.144484" calcext:value-type="float">
            <text:p>0.144484</text:p>
          </table:table-cell>
          <table:table-cell/>
        </table:table-row>
        <table:table-row table:style-name="ro2">
          <table:table-cell/>
          <table:table-cell office:value-type="float" office:value="800" calcext:value-type="float">
            <text:p>800</text:p>
          </table:table-cell>
          <table:table-cell office:value-type="float" office:value="0.142749" calcext:value-type="float">
            <text:p>0.142749</text:p>
          </table:table-cell>
          <table:table-cell office:value-type="float" office:value="0.247219" calcext:value-type="float">
            <text:p>0.247219</text:p>
          </table:table-cell>
          <table:table-cell office:value-type="float" office:value="0.152818" calcext:value-type="float">
            <text:p>0.152818</text:p>
          </table:table-cell>
          <table:table-cell office:value-type="float" office:value="0.144815" calcext:value-type="float">
            <text:p>0.144815</text:p>
          </table:table-cell>
          <table:table-cell office:value-type="float" office:value="0.14383" calcext:value-type="float">
            <text:p>0.14383</text:p>
          </table:table-cell>
          <table:table-cell/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0.142053" calcext:value-type="float">
            <text:p>0.142053</text:p>
          </table:table-cell>
          <table:table-cell office:value-type="float" office:value="0.249169" calcext:value-type="float">
            <text:p>0.249169</text:p>
          </table:table-cell>
          <table:table-cell office:value-type="float" office:value="0.152224" calcext:value-type="float">
            <text:p>0.152224</text:p>
          </table:table-cell>
          <table:table-cell office:value-type="float" office:value="0.144345" calcext:value-type="float">
            <text:p>0.144345</text:p>
          </table:table-cell>
          <table:table-cell office:value-type="float" office:value="0.143318" calcext:value-type="float">
            <text:p>0.143318</text:p>
          </table:table-cell>
          <table:table-cell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0.141467" calcext:value-type="float">
            <text:p>0.141467</text:p>
          </table:table-cell>
          <table:table-cell office:value-type="float" office:value="0.25074" calcext:value-type="float">
            <text:p>0.25074</text:p>
          </table:table-cell>
          <table:table-cell office:value-type="float" office:value="0.151858" calcext:value-type="float">
            <text:p>0.151858</text:p>
          </table:table-cell>
          <table:table-cell office:value-type="float" office:value="0.143961" calcext:value-type="float">
            <text:p>0.143961</text:p>
          </table:table-cell>
          <table:table-cell office:value-type="float" office:value="0.142894" calcext:value-type="float">
            <text:p>0.142894</text:p>
          </table:table-cell>
          <table:table-cell/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office:value-type="float" office:value="0.140959" calcext:value-type="float">
            <text:p>0.140959</text:p>
          </table:table-cell>
          <table:table-cell office:value-type="float" office:value="0.252015" calcext:value-type="float">
            <text:p>0.252015</text:p>
          </table:table-cell>
          <table:table-cell office:value-type="float" office:value="0.151618" calcext:value-type="float">
            <text:p>0.151618</text:p>
          </table:table-cell>
          <table:table-cell office:value-type="float" office:value="0.143631" calcext:value-type="float">
            <text:p>0.143631</text:p>
          </table:table-cell>
          <table:table-cell office:value-type="float" office:value="0.142531" calcext:value-type="float">
            <text:p>0.142531</text:p>
          </table:table-cell>
          <table:table-cell/>
        </table:table-row>
        <table:table-row table:style-name="ro2">
          <table:table-cell/>
          <table:table-cell office:value-type="float" office:value="1200" calcext:value-type="float">
            <text:p>1200</text:p>
          </table:table-cell>
          <table:table-cell office:value-type="float" office:value="0.140515" calcext:value-type="float">
            <text:p>0.140515</text:p>
          </table:table-cell>
          <table:table-cell office:value-type="float" office:value="0.253056" calcext:value-type="float">
            <text:p>0.253056</text:p>
          </table:table-cell>
          <table:table-cell office:value-type="float" office:value="0.151455" calcext:value-type="float">
            <text:p>0.151455</text:p>
          </table:table-cell>
          <table:table-cell office:value-type="float" office:value="0.14334" calcext:value-type="float">
            <text:p>0.14334</text:p>
          </table:table-cell>
          <table:table-cell office:value-type="float" office:value="0.142212" calcext:value-type="float">
            <text:p>0.142212</text:p>
          </table:table-cell>
          <table:table-cell/>
        </table:table-row>
        <table:table-row table:style-name="ro2">
          <table:table-cell/>
          <table:table-cell office:value-type="float" office:value="1300" calcext:value-type="float">
            <text:p>1300</text:p>
          </table:table-cell>
          <table:table-cell office:value-type="float" office:value="0.140121" calcext:value-type="float">
            <text:p>0.140121</text:p>
          </table:table-cell>
          <table:table-cell office:value-type="float" office:value="0.253911" calcext:value-type="float">
            <text:p>0.253911</text:p>
          </table:table-cell>
          <table:table-cell office:value-type="float" office:value="0.151332" calcext:value-type="float">
            <text:p>0.151332</text:p>
          </table:table-cell>
          <table:table-cell office:value-type="float" office:value="0.143078" calcext:value-type="float">
            <text:p>0.143078</text:p>
          </table:table-cell>
          <table:table-cell office:value-type="float" office:value="0.141929" calcext:value-type="float">
            <text:p>0.141929</text:p>
          </table:table-cell>
          <table:table-cell/>
        </table:table-row>
        <table:table-row table:style-name="ro2">
          <table:table-cell/>
          <table:table-cell office:value-type="float" office:value="1400" calcext:value-type="float">
            <text:p>1400</text:p>
          </table:table-cell>
          <table:table-cell office:value-type="float" office:value="0.13977" calcext:value-type="float">
            <text:p>0.13977</text:p>
          </table:table-cell>
          <table:table-cell office:value-type="float" office:value="0.254613" calcext:value-type="float">
            <text:p>0.254613</text:p>
          </table:table-cell>
          <table:table-cell office:value-type="float" office:value="0.151232" calcext:value-type="float">
            <text:p>0.151232</text:p>
          </table:table-cell>
          <table:table-cell office:value-type="float" office:value="0.142841" calcext:value-type="float">
            <text:p>0.142841</text:p>
          </table:table-cell>
          <table:table-cell office:value-type="float" office:value="0.141679" calcext:value-type="float">
            <text:p>0.141679</text:p>
          </table:table-cell>
          <table:table-cell/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office:value-type="float" office:value="0.139453" calcext:value-type="float">
            <text:p>0.139453</text:p>
          </table:table-cell>
          <table:table-cell office:value-type="float" office:value="0.255194" calcext:value-type="float">
            <text:p>0.255194</text:p>
          </table:table-cell>
          <table:table-cell office:value-type="float" office:value="0.151145" calcext:value-type="float">
            <text:p>0.151145</text:p>
          </table:table-cell>
          <table:table-cell office:value-type="float" office:value="0.142623" calcext:value-type="float">
            <text:p>0.142623</text:p>
          </table:table-cell>
          <table:table-cell office:value-type="float" office:value="0.141454" calcext:value-type="float">
            <text:p>0.141454</text:p>
          </table:table-cell>
          <table:table-cell/>
        </table:table-row>
        <table:table-row table:style-name="ro2">
          <table:table-cell/>
          <table:table-cell office:value-type="float" office:value="1600" calcext:value-type="float">
            <text:p>1600</text:p>
          </table:table-cell>
          <table:table-cell office:value-type="float" office:value="0.139167" calcext:value-type="float">
            <text:p>0.139167</text:p>
          </table:table-cell>
          <table:table-cell office:value-type="float" office:value="0.255671" calcext:value-type="float">
            <text:p>0.255671</text:p>
          </table:table-cell>
          <table:table-cell office:value-type="float" office:value="0.151065" calcext:value-type="float">
            <text:p>0.151065</text:p>
          </table:table-cell>
          <table:table-cell office:value-type="float" office:value="0.142427" calcext:value-type="float">
            <text:p>0.142427</text:p>
          </table:table-cell>
          <table:table-cell office:value-type="float" office:value="0.141252" calcext:value-type="float">
            <text:p>0.141252</text:p>
          </table:table-cell>
          <table:table-cell/>
        </table:table-row>
        <table:table-row table:style-name="ro2">
          <table:table-cell/>
          <table:table-cell office:value-type="float" office:value="1700" calcext:value-type="float">
            <text:p>1700</text:p>
          </table:table-cell>
          <table:table-cell office:value-type="float" office:value="0.138906" calcext:value-type="float">
            <text:p>0.138906</text:p>
          </table:table-cell>
          <table:table-cell office:value-type="float" office:value="0.256063" calcext:value-type="float">
            <text:p>0.256063</text:p>
          </table:table-cell>
          <table:table-cell office:value-type="float" office:value="0.150988" calcext:value-type="float">
            <text:p>0.150988</text:p>
          </table:table-cell>
          <table:table-cell office:value-type="float" office:value="0.142246" calcext:value-type="float">
            <text:p>0.142246</text:p>
          </table:table-cell>
          <table:table-cell office:value-type="float" office:value="0.141072" calcext:value-type="float">
            <text:p>0.141072</text:p>
          </table:table-cell>
          <table:table-cell/>
        </table:table-row>
        <table:table-row table:style-name="ro2">
          <table:table-cell/>
          <table:table-cell office:value-type="float" office:value="1800" calcext:value-type="float">
            <text:p>1800</text:p>
          </table:table-cell>
          <table:table-cell office:value-type="float" office:value="0.138667" calcext:value-type="float">
            <text:p>0.138667</text:p>
          </table:table-cell>
          <table:table-cell office:value-type="float" office:value="0.256384" calcext:value-type="float">
            <text:p>0.256384</text:p>
          </table:table-cell>
          <table:table-cell office:value-type="float" office:value="0.150914" calcext:value-type="float">
            <text:p>0.150914</text:p>
          </table:table-cell>
          <table:table-cell office:value-type="float" office:value="0.142081" calcext:value-type="float">
            <text:p>0.142081</text:p>
          </table:table-cell>
          <table:table-cell office:value-type="float" office:value="0.140909" calcext:value-type="float">
            <text:p>0.140909</text:p>
          </table:table-cell>
          <table:table-cell/>
        </table:table-row>
        <table:table-row table:style-name="ro2">
          <table:table-cell/>
          <table:table-cell office:value-type="float" office:value="1900" calcext:value-type="float">
            <text:p>1900</text:p>
          </table:table-cell>
          <table:table-cell office:value-type="float" office:value="0.138447" calcext:value-type="float">
            <text:p>0.138447</text:p>
          </table:table-cell>
          <table:table-cell office:value-type="float" office:value="0.256644" calcext:value-type="float">
            <text:p>0.256644</text:p>
          </table:table-cell>
          <table:table-cell office:value-type="float" office:value="0.15084" calcext:value-type="float">
            <text:p>0.15084</text:p>
          </table:table-cell>
          <table:table-cell office:value-type="float" office:value="0.14193" calcext:value-type="float">
            <text:p>0.14193</text:p>
          </table:table-cell>
          <table:table-cell office:value-type="float" office:value="0.140763" calcext:value-type="float">
            <text:p>0.140763</text:p>
          </table:table-cell>
          <table:table-cell/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office:value-type="float" office:value="0.138244" calcext:value-type="float">
            <text:p>0.138244</text:p>
          </table:table-cell>
          <table:table-cell office:value-type="float" office:value="0.256855" calcext:value-type="float">
            <text:p>0.256855</text:p>
          </table:table-cell>
          <table:table-cell office:value-type="float" office:value="0.150767" calcext:value-type="float">
            <text:p>0.150767</text:p>
          </table:table-cell>
          <table:table-cell office:value-type="float" office:value="0.141794" calcext:value-type="float">
            <text:p>0.141794</text:p>
          </table:table-cell>
          <table:table-cell office:value-type="float" office:value="0.140632" calcext:value-type="float">
            <text:p>0.140632</text:p>
          </table:table-cell>
          <table:table-cell/>
        </table:table-row>
        <table:table-row table:style-name="ro2">
          <table:table-cell/>
          <table:table-cell office:value-type="float" office:value="2100" calcext:value-type="float">
            <text:p>2100</text:p>
          </table:table-cell>
          <table:table-cell office:value-type="float" office:value="0.138056" calcext:value-type="float">
            <text:p>0.138056</text:p>
          </table:table-cell>
          <table:table-cell office:value-type="float" office:value="0.257022" calcext:value-type="float">
            <text:p>0.257022</text:p>
          </table:table-cell>
          <table:table-cell office:value-type="float" office:value="0.150695" calcext:value-type="float">
            <text:p>0.150695</text:p>
          </table:table-cell>
          <table:table-cell office:value-type="float" office:value="0.141668" calcext:value-type="float">
            <text:p>0.141668</text:p>
          </table:table-cell>
          <table:table-cell office:value-type="float" office:value="0.140514" calcext:value-type="float">
            <text:p>0.140514</text:p>
          </table:table-cell>
          <table:table-cell/>
        </table:table-row>
        <table:table-row table:style-name="ro2">
          <table:table-cell/>
          <table:table-cell office:value-type="float" office:value="2200" calcext:value-type="float">
            <text:p>2200</text:p>
          </table:table-cell>
          <table:table-cell office:value-type="float" office:value="0.13788" calcext:value-type="float">
            <text:p>0.13788</text:p>
          </table:table-cell>
          <table:table-cell office:value-type="float" office:value="0.257158" calcext:value-type="float">
            <text:p>0.257158</text:p>
          </table:table-cell>
          <table:table-cell office:value-type="float" office:value="0.150623" calcext:value-type="float">
            <text:p>0.150623</text:p>
          </table:table-cell>
          <table:table-cell office:value-type="float" office:value="0.141553" calcext:value-type="float">
            <text:p>0.141553</text:p>
          </table:table-cell>
          <table:table-cell office:value-type="float" office:value="0.140408" calcext:value-type="float">
            <text:p>0.140408</text:p>
          </table:table-cell>
          <table:table-cell/>
        </table:table-row>
        <table:table-row table:style-name="ro2">
          <table:table-cell/>
          <table:table-cell office:value-type="float" office:value="2300" calcext:value-type="float">
            <text:p>2300</text:p>
          </table:table-cell>
          <table:table-cell office:value-type="float" office:value="0.137717" calcext:value-type="float">
            <text:p>0.137717</text:p>
          </table:table-cell>
          <table:table-cell office:value-type="float" office:value="0.257265" calcext:value-type="float">
            <text:p>0.257265</text:p>
          </table:table-cell>
          <table:table-cell office:value-type="float" office:value="0.150555" calcext:value-type="float">
            <text:p>0.150555</text:p>
          </table:table-cell>
          <table:table-cell office:value-type="float" office:value="0.14145" calcext:value-type="float">
            <text:p>0.14145</text:p>
          </table:table-cell>
          <table:table-cell office:value-type="float" office:value="0.140312" calcext:value-type="float">
            <text:p>0.140312</text:p>
          </table:table-cell>
          <table:table-cell/>
        </table:table-row>
        <table:table-row table:style-name="ro2">
          <table:table-cell/>
          <table:table-cell office:value-type="float" office:value="2400" calcext:value-type="float">
            <text:p>2400</text:p>
          </table:table-cell>
          <table:table-cell office:value-type="float" office:value="0.137564" calcext:value-type="float">
            <text:p>0.137564</text:p>
          </table:table-cell>
          <table:table-cell office:value-type="float" office:value="0.257347" calcext:value-type="float">
            <text:p>0.257347</text:p>
          </table:table-cell>
          <table:table-cell office:value-type="float" office:value="0.150488" calcext:value-type="float">
            <text:p>0.150488</text:p>
          </table:table-cell>
          <table:table-cell office:value-type="float" office:value="0.141356" calcext:value-type="float">
            <text:p>0.141356</text:p>
          </table:table-cell>
          <table:table-cell office:value-type="float" office:value="0.140226" calcext:value-type="float">
            <text:p>0.140226</text:p>
          </table:table-cell>
          <table:table-cell/>
        </table:table-row>
        <table:table-row table:style-name="ro2">
          <table:table-cell/>
          <table:table-cell office:value-type="float" office:value="2500" calcext:value-type="float">
            <text:p>2500</text:p>
          </table:table-cell>
          <table:table-cell office:value-type="float" office:value="0.13742" calcext:value-type="float">
            <text:p>0.13742</text:p>
          </table:table-cell>
          <table:table-cell office:value-type="float" office:value="0.25741" calcext:value-type="float">
            <text:p>0.25741</text:p>
          </table:table-cell>
          <table:table-cell office:value-type="float" office:value="0.150424" calcext:value-type="float">
            <text:p>0.150424</text:p>
          </table:table-cell>
          <table:table-cell office:value-type="float" office:value="0.141269" calcext:value-type="float">
            <text:p>0.141269</text:p>
          </table:table-cell>
          <table:table-cell office:value-type="float" office:value="0.140149" calcext:value-type="float">
            <text:p>0.140149</text:p>
          </table:table-cell>
          <table:table-cell/>
        </table:table-row>
        <table:table-row table:style-name="ro2">
          <table:table-cell/>
          <table:table-cell office:value-type="float" office:value="2600" calcext:value-type="float">
            <text:p>2600</text:p>
          </table:table-cell>
          <table:table-cell office:value-type="float" office:value="0.137284" calcext:value-type="float">
            <text:p>0.137284</text:p>
          </table:table-cell>
          <table:table-cell office:value-type="float" office:value="0.257457" calcext:value-type="float">
            <text:p>0.257457</text:p>
          </table:table-cell>
          <table:table-cell office:value-type="float" office:value="0.150362" calcext:value-type="float">
            <text:p>0.150362</text:p>
          </table:table-cell>
          <table:table-cell office:value-type="float" office:value="0.141191" calcext:value-type="float">
            <text:p>0.141191</text:p>
          </table:table-cell>
          <table:table-cell office:value-type="float" office:value="0.140078" calcext:value-type="float">
            <text:p>0.140078</text:p>
          </table:table-cell>
          <table:table-cell/>
        </table:table-row>
        <table:table-row table:style-name="ro2">
          <table:table-cell/>
          <table:table-cell office:value-type="float" office:value="2700" calcext:value-type="float">
            <text:p>2700</text:p>
          </table:table-cell>
          <table:table-cell office:value-type="float" office:value="0.137156" calcext:value-type="float">
            <text:p>0.137156</text:p>
          </table:table-cell>
          <table:table-cell office:value-type="float" office:value="0.257494" calcext:value-type="float">
            <text:p>0.257494</text:p>
          </table:table-cell>
          <table:table-cell office:value-type="float" office:value="0.150302" calcext:value-type="float">
            <text:p>0.150302</text:p>
          </table:table-cell>
          <table:table-cell office:value-type="float" office:value="0.14112" calcext:value-type="float">
            <text:p>0.14112</text:p>
          </table:table-cell>
          <table:table-cell office:value-type="float" office:value="0.140015" calcext:value-type="float">
            <text:p>0.140015</text:p>
          </table:table-cell>
          <table:table-cell/>
        </table:table-row>
        <table:table-row table:style-name="ro2">
          <table:table-cell/>
          <table:table-cell office:value-type="float" office:value="2800" calcext:value-type="float">
            <text:p>2800</text:p>
          </table:table-cell>
          <table:table-cell office:value-type="float" office:value="0.137035" calcext:value-type="float">
            <text:p>0.137035</text:p>
          </table:table-cell>
          <table:table-cell office:value-type="float" office:value="0.257522" calcext:value-type="float">
            <text:p>0.257522</text:p>
          </table:table-cell>
          <table:table-cell office:value-type="float" office:value="0.150246" calcext:value-type="float">
            <text:p>0.150246</text:p>
          </table:table-cell>
          <table:table-cell office:value-type="float" office:value="0.141055" calcext:value-type="float">
            <text:p>0.141055</text:p>
          </table:table-cell>
          <table:table-cell office:value-type="float" office:value="0.139958" calcext:value-type="float">
            <text:p>0.139958</text:p>
          </table:table-cell>
          <table:table-cell/>
        </table:table-row>
        <table:table-row table:style-name="ro2">
          <table:table-cell/>
          <table:table-cell office:value-type="float" office:value="2900" calcext:value-type="float">
            <text:p>2900</text:p>
          </table:table-cell>
          <table:table-cell office:value-type="float" office:value="0.136919" calcext:value-type="float">
            <text:p>0.136919</text:p>
          </table:table-cell>
          <table:table-cell office:value-type="float" office:value="0.257543" calcext:value-type="float">
            <text:p>0.257543</text:p>
          </table:table-cell>
          <table:table-cell office:value-type="float" office:value="0.150193" calcext:value-type="float">
            <text:p>0.150193</text:p>
          </table:table-cell>
          <table:table-cell office:value-type="float" office:value="0.140995" calcext:value-type="float">
            <text:p>0.140995</text:p>
          </table:table-cell>
          <table:table-cell office:value-type="float" office:value="0.139906" calcext:value-type="float">
            <text:p>0.139906</text:p>
          </table:table-cell>
          <table:table-cell/>
        </table:table-row>
        <table:table-row table:style-name="ro2">
          <table:table-cell/>
          <table:table-cell office:value-type="float" office:value="3000" calcext:value-type="float">
            <text:p>3000</text:p>
          </table:table-cell>
          <table:table-cell office:value-type="float" office:value="0.13681" calcext:value-type="float">
            <text:p>0.13681</text:p>
          </table:table-cell>
          <table:table-cell office:value-type="float" office:value="0.257561" calcext:value-type="float">
            <text:p>0.257561</text:p>
          </table:table-cell>
          <table:table-cell office:value-type="float" office:value="0.150142" calcext:value-type="float">
            <text:p>0.150142</text:p>
          </table:table-cell>
          <table:table-cell office:value-type="float" office:value="0.140941" calcext:value-type="float">
            <text:p>0.140941</text:p>
          </table:table-cell>
          <table:table-cell office:value-type="float" office:value="0.13986" calcext:value-type="float">
            <text:p>0.13986</text:p>
          </table:table-cell>
          <table:table-cell/>
        </table:table-row>
        <table:table-row table:style-name="ro2">
          <table:table-cell/>
          <table:table-cell office:value-type="float" office:value="3100" calcext:value-type="float">
            <text:p>3100</text:p>
          </table:table-cell>
          <table:table-cell office:value-type="float" office:value="0.136705" calcext:value-type="float">
            <text:p>0.136705</text:p>
          </table:table-cell>
          <table:table-cell office:value-type="float" office:value="0.257577" calcext:value-type="float">
            <text:p>0.257577</text:p>
          </table:table-cell>
          <table:table-cell office:value-type="float" office:value="0.150095" calcext:value-type="float">
            <text:p>0.150095</text:p>
          </table:table-cell>
          <table:table-cell office:value-type="float" office:value="0.140892" calcext:value-type="float">
            <text:p>0.140892</text:p>
          </table:table-cell>
          <table:table-cell office:value-type="float" office:value="0.139818" calcext:value-type="float">
            <text:p>0.139818</text:p>
          </table:table-cell>
          <table:table-cell/>
        </table:table-row>
        <table:table-row table:style-name="ro2">
          <table:table-cell/>
          <table:table-cell office:value-type="float" office:value="3200" calcext:value-type="float">
            <text:p>3200</text:p>
          </table:table-cell>
          <table:table-cell office:value-type="float" office:value="0.136606" calcext:value-type="float">
            <text:p>0.136606</text:p>
          </table:table-cell>
          <table:table-cell office:value-type="float" office:value="0.257595" calcext:value-type="float">
            <text:p>0.257595</text:p>
          </table:table-cell>
          <table:table-cell office:value-type="float" office:value="0.150052" calcext:value-type="float">
            <text:p>0.150052</text:p>
          </table:table-cell>
          <table:table-cell office:value-type="float" office:value="0.140847" calcext:value-type="float">
            <text:p>0.140847</text:p>
          </table:table-cell>
          <table:table-cell office:value-type="float" office:value="0.139779" calcext:value-type="float">
            <text:p>0.139779</text:p>
          </table:table-cell>
          <table:table-cell/>
        </table:table-row>
        <table:table-row table:style-name="ro2">
          <table:table-cell/>
          <table:table-cell office:value-type="float" office:value="3300" calcext:value-type="float">
            <text:p>3300</text:p>
          </table:table-cell>
          <table:table-cell office:value-type="float" office:value="0.136509" calcext:value-type="float">
            <text:p>0.136509</text:p>
          </table:table-cell>
          <table:table-cell office:value-type="float" office:value="0.257615" calcext:value-type="float">
            <text:p>0.257615</text:p>
          </table:table-cell>
          <table:table-cell office:value-type="float" office:value="0.150011" calcext:value-type="float">
            <text:p>0.150011</text:p>
          </table:table-cell>
          <table:table-cell office:value-type="float" office:value="0.140806" calcext:value-type="float">
            <text:p>0.140806</text:p>
          </table:table-cell>
          <table:table-cell office:value-type="float" office:value="0.139744" calcext:value-type="float">
            <text:p>0.139744</text:p>
          </table:table-cell>
          <table:table-cell/>
        </table:table-row>
        <table:table-row table:style-name="ro2">
          <table:table-cell/>
          <table:table-cell office:value-type="float" office:value="3400" calcext:value-type="float">
            <text:p>3400</text:p>
          </table:table-cell>
          <table:table-cell office:value-type="float" office:value="0.136417" calcext:value-type="float">
            <text:p>0.136417</text:p>
          </table:table-cell>
          <table:table-cell office:value-type="float" office:value="0.257638" calcext:value-type="float">
            <text:p>0.257638</text:p>
          </table:table-cell>
          <table:table-cell office:value-type="float" office:value="0.149973" calcext:value-type="float">
            <text:p>0.149973</text:p>
          </table:table-cell>
          <table:table-cell office:value-type="float" office:value="0.140768" calcext:value-type="float">
            <text:p>0.140768</text:p>
          </table:table-cell>
          <table:table-cell office:value-type="float" office:value="0.139713" calcext:value-type="float">
            <text:p>0.139713</text:p>
          </table:table-cell>
          <table:table-cell/>
        </table:table-row>
        <table:table-row table:style-name="ro2">
          <table:table-cell/>
          <table:table-cell office:value-type="float" office:value="3500" calcext:value-type="float">
            <text:p>3500</text:p>
          </table:table-cell>
          <table:table-cell office:value-type="float" office:value="0.136329" calcext:value-type="float">
            <text:p>0.136329</text:p>
          </table:table-cell>
          <table:table-cell office:value-type="float" office:value="0.257667" calcext:value-type="float">
            <text:p>0.257667</text:p>
          </table:table-cell>
          <table:table-cell office:value-type="float" office:value="0.149939" calcext:value-type="float">
            <text:p>0.149939</text:p>
          </table:table-cell>
          <table:table-cell office:value-type="float" office:value="0.140735" calcext:value-type="float">
            <text:p>0.140735</text:p>
          </table:table-cell>
          <table:table-cell office:value-type="float" office:value="0.139686" calcext:value-type="float">
            <text:p>0.139686</text:p>
          </table:table-cell>
          <table:table-cell/>
        </table:table-row>
        <table:table-row table:style-name="ro2">
          <table:table-cell/>
          <table:table-cell office:value-type="float" office:value="3600" calcext:value-type="float">
            <text:p>3600</text:p>
          </table:table-cell>
          <table:table-cell office:value-type="float" office:value="0.136245" calcext:value-type="float">
            <text:p>0.136245</text:p>
          </table:table-cell>
          <table:table-cell office:value-type="float" office:value="0.257701" calcext:value-type="float">
            <text:p>0.257701</text:p>
          </table:table-cell>
          <table:table-cell office:value-type="float" office:value="0.149907" calcext:value-type="float">
            <text:p>0.149907</text:p>
          </table:table-cell>
          <table:table-cell office:value-type="float" office:value="0.140703" calcext:value-type="float">
            <text:p>0.140703</text:p>
          </table:table-cell>
          <table:table-cell office:value-type="float" office:value="0.139659" calcext:value-type="float">
            <text:p>0.139659</text:p>
          </table:table-cell>
          <table:table-cell/>
        </table:table-row>
        <table:table-row table:style-name="ro2">
          <table:table-cell/>
          <table:table-cell office:value-type="float" office:value="3700" calcext:value-type="float">
            <text:p>3700</text:p>
          </table:table-cell>
          <table:table-cell office:value-type="float" office:value="0.136163" calcext:value-type="float">
            <text:p>0.136163</text:p>
          </table:table-cell>
          <table:table-cell office:value-type="float" office:value="0.257742" calcext:value-type="float">
            <text:p>0.257742</text:p>
          </table:table-cell>
          <table:table-cell office:value-type="float" office:value="0.149878" calcext:value-type="float">
            <text:p>0.149878</text:p>
          </table:table-cell>
          <table:table-cell office:value-type="float" office:value="0.140675" calcext:value-type="float">
            <text:p>0.140675</text:p>
          </table:table-cell>
          <table:table-cell office:value-type="float" office:value="0.139636" calcext:value-type="float">
            <text:p>0.139636</text:p>
          </table:table-cell>
          <table:table-cell/>
        </table:table-row>
        <table:table-row table:style-name="ro2">
          <table:table-cell/>
          <table:table-cell office:value-type="float" office:value="3800" calcext:value-type="float">
            <text:p>3800</text:p>
          </table:table-cell>
          <table:table-cell office:value-type="float" office:value="0.136084" calcext:value-type="float">
            <text:p>0.136084</text:p>
          </table:table-cell>
          <table:table-cell office:value-type="float" office:value="0.257792" calcext:value-type="float">
            <text:p>0.257792</text:p>
          </table:table-cell>
          <table:table-cell office:value-type="float" office:value="0.149852" calcext:value-type="float">
            <text:p>0.149852</text:p>
          </table:table-cell>
          <table:table-cell office:value-type="float" office:value="0.140648" calcext:value-type="float">
            <text:p>0.140648</text:p>
          </table:table-cell>
          <table:table-cell office:value-type="float" office:value="0.139614" calcext:value-type="float">
            <text:p>0.139614</text:p>
          </table:table-cell>
          <table:table-cell/>
        </table:table-row>
        <table:table-row table:style-name="ro2">
          <table:table-cell/>
          <table:table-cell office:value-type="float" office:value="3900" calcext:value-type="float">
            <text:p>3900</text:p>
          </table:table-cell>
          <table:table-cell office:value-type="float" office:value="0.136008" calcext:value-type="float">
            <text:p>0.136008</text:p>
          </table:table-cell>
          <table:table-cell office:value-type="float" office:value="0.257851" calcext:value-type="float">
            <text:p>0.257851</text:p>
          </table:table-cell>
          <table:table-cell office:value-type="float" office:value="0.14983" calcext:value-type="float">
            <text:p>0.14983</text:p>
          </table:table-cell>
          <table:table-cell office:value-type="float" office:value="0.140626" calcext:value-type="float">
            <text:p>0.140626</text:p>
          </table:table-cell>
          <table:table-cell office:value-type="float" office:value="0.139596" calcext:value-type="float">
            <text:p>0.139596</text:p>
          </table:table-cell>
          <table:table-cell/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office:value-type="float" office:value="0.135935" calcext:value-type="float">
            <text:p>0.135935</text:p>
          </table:table-cell>
          <table:table-cell office:value-type="float" office:value="0.257921" calcext:value-type="float">
            <text:p>0.257921</text:p>
          </table:table-cell>
          <table:table-cell office:value-type="float" office:value="0.149809" calcext:value-type="float">
            <text:p>0.149809</text:p>
          </table:table-cell>
          <table:table-cell office:value-type="float" office:value="0.140605" calcext:value-type="float">
            <text:p>0.140605</text:p>
          </table:table-cell>
          <table:table-cell office:value-type="float" office:value="0.139578" calcext:value-type="float">
            <text:p>0.139578</text:p>
          </table:table-cell>
          <table:table-cell/>
        </table:table-row>
        <table:table-row table:style-name="ro2">
          <table:table-cell/>
          <table:table-cell office:value-type="float" office:value="4100" calcext:value-type="float">
            <text:p>4100</text:p>
          </table:table-cell>
          <table:table-cell office:value-type="float" office:value="0.135863" calcext:value-type="float">
            <text:p>0.135863</text:p>
          </table:table-cell>
          <table:table-cell office:value-type="float" office:value="0.258001" calcext:value-type="float">
            <text:p>0.258001</text:p>
          </table:table-cell>
          <table:table-cell office:value-type="float" office:value="0.149791" calcext:value-type="float">
            <text:p>0.149791</text:p>
          </table:table-cell>
          <table:table-cell office:value-type="float" office:value="0.140585" calcext:value-type="float">
            <text:p>0.140585</text:p>
          </table:table-cell>
          <table:table-cell office:value-type="float" office:value="0.139562" calcext:value-type="float">
            <text:p>0.139562</text:p>
          </table:table-cell>
          <table:table-cell/>
        </table:table-row>
        <table:table-row table:style-name="ro2">
          <table:table-cell/>
          <table:table-cell office:value-type="float" office:value="4200" calcext:value-type="float">
            <text:p>4200</text:p>
          </table:table-cell>
          <table:table-cell office:value-type="float" office:value="0.135793" calcext:value-type="float">
            <text:p>0.135793</text:p>
          </table:table-cell>
          <table:table-cell office:value-type="float" office:value="0.258092" calcext:value-type="float">
            <text:p>0.258092</text:p>
          </table:table-cell>
          <table:table-cell office:value-type="float" office:value="0.149775" calcext:value-type="float">
            <text:p>0.149775</text:p>
          </table:table-cell>
          <table:table-cell office:value-type="float" office:value="0.140567" calcext:value-type="float">
            <text:p>0.140567</text:p>
          </table:table-cell>
          <table:table-cell office:value-type="float" office:value="0.139548" calcext:value-type="float">
            <text:p>0.139548</text:p>
          </table:table-cell>
          <table:table-cell/>
        </table:table-row>
        <table:table-row table:style-name="ro2">
          <table:table-cell/>
          <table:table-cell office:value-type="float" office:value="4300" calcext:value-type="float">
            <text:p>4300</text:p>
          </table:table-cell>
          <table:table-cell office:value-type="float" office:value="0.135726" calcext:value-type="float">
            <text:p>0.135726</text:p>
          </table:table-cell>
          <table:table-cell office:value-type="float" office:value="0.258195" calcext:value-type="float">
            <text:p>0.258195</text:p>
          </table:table-cell>
          <table:table-cell office:value-type="float" office:value="0.149761" calcext:value-type="float">
            <text:p>0.149761</text:p>
          </table:table-cell>
          <table:table-cell office:value-type="float" office:value="0.140551" calcext:value-type="float">
            <text:p>0.140551</text:p>
          </table:table-cell>
          <table:table-cell office:value-type="float" office:value="0.139535" calcext:value-type="float">
            <text:p>0.139535</text:p>
          </table:table-cell>
          <table:table-cell/>
        </table:table-row>
        <table:table-row table:style-name="ro2">
          <table:table-cell/>
          <table:table-cell office:value-type="float" office:value="4400" calcext:value-type="float">
            <text:p>4400</text:p>
          </table:table-cell>
          <table:table-cell office:value-type="float" office:value="0.135661" calcext:value-type="float">
            <text:p>0.135661</text:p>
          </table:table-cell>
          <table:table-cell office:value-type="float" office:value="0.258309" calcext:value-type="float">
            <text:p>0.258309</text:p>
          </table:table-cell>
          <table:table-cell office:value-type="float" office:value="0.149749" calcext:value-type="float">
            <text:p>0.149749</text:p>
          </table:table-cell>
          <table:table-cell office:value-type="float" office:value="0.140537" calcext:value-type="float">
            <text:p>0.140537</text:p>
          </table:table-cell>
          <table:table-cell office:value-type="float" office:value="0.139523" calcext:value-type="float">
            <text:p>0.139523</text:p>
          </table:table-cell>
          <table:table-cell/>
        </table:table-row>
        <table:table-row table:style-name="ro2">
          <table:table-cell/>
          <table:table-cell office:value-type="float" office:value="4500" calcext:value-type="float">
            <text:p>4500</text:p>
          </table:table-cell>
          <table:table-cell office:value-type="float" office:value="0.135598" calcext:value-type="float">
            <text:p>0.135598</text:p>
          </table:table-cell>
          <table:table-cell office:value-type="float" office:value="0.258437" calcext:value-type="float">
            <text:p>0.258437</text:p>
          </table:table-cell>
          <table:table-cell office:value-type="float" office:value="0.14974" calcext:value-type="float">
            <text:p>0.14974</text:p>
          </table:table-cell>
          <table:table-cell office:value-type="float" office:value="0.140522" calcext:value-type="float">
            <text:p>0.140522</text:p>
          </table:table-cell>
          <table:table-cell office:value-type="float" office:value="0.139513" calcext:value-type="float">
            <text:p>0.139513</text:p>
          </table:table-cell>
          <table:table-cell/>
        </table:table-row>
        <table:table-row table:style-name="ro2">
          <table:table-cell/>
          <table:table-cell office:value-type="float" office:value="4600" calcext:value-type="float">
            <text:p>4600</text:p>
          </table:table-cell>
          <table:table-cell office:value-type="float" office:value="0.135536" calcext:value-type="float">
            <text:p>0.135536</text:p>
          </table:table-cell>
          <table:table-cell office:value-type="float" office:value="0.258577" calcext:value-type="float">
            <text:p>0.258577</text:p>
          </table:table-cell>
          <table:table-cell office:value-type="float" office:value="0.149732" calcext:value-type="float">
            <text:p>0.149732</text:p>
          </table:table-cell>
          <table:table-cell office:value-type="float" office:value="0.14051" calcext:value-type="float">
            <text:p>0.14051</text:p>
          </table:table-cell>
          <table:table-cell office:value-type="float" office:value="0.139503" calcext:value-type="float">
            <text:p>0.139503</text:p>
          </table:table-cell>
          <table:table-cell/>
        </table:table-row>
        <table:table-row table:style-name="ro2">
          <table:table-cell/>
          <table:table-cell office:value-type="float" office:value="4700" calcext:value-type="float">
            <text:p>4700</text:p>
          </table:table-cell>
          <table:table-cell office:value-type="float" office:value="0.135476" calcext:value-type="float">
            <text:p>0.135476</text:p>
          </table:table-cell>
          <table:table-cell office:value-type="float" office:value="0.25873" calcext:value-type="float">
            <text:p>0.25873</text:p>
          </table:table-cell>
          <table:table-cell office:value-type="float" office:value="0.149727" calcext:value-type="float">
            <text:p>0.149727</text:p>
          </table:table-cell>
          <table:table-cell office:value-type="float" office:value="0.140499" calcext:value-type="float">
            <text:p>0.140499</text:p>
          </table:table-cell>
          <table:table-cell office:value-type="float" office:value="0.139495" calcext:value-type="float">
            <text:p>0.139495</text:p>
          </table:table-cell>
          <table:table-cell/>
        </table:table-row>
        <table:table-row table:style-name="ro2">
          <table:table-cell/>
          <table:table-cell office:value-type="float" office:value="4800" calcext:value-type="float">
            <text:p>4800</text:p>
          </table:table-cell>
          <table:table-cell office:value-type="float" office:value="0.135418" calcext:value-type="float">
            <text:p>0.135418</text:p>
          </table:table-cell>
          <table:table-cell office:value-type="float" office:value="0.258897" calcext:value-type="float">
            <text:p>0.258897</text:p>
          </table:table-cell>
          <table:table-cell office:value-type="float" office:value="0.149722" calcext:value-type="float">
            <text:p>0.149722</text:p>
          </table:table-cell>
          <table:table-cell office:value-type="float" office:value="0.140489" calcext:value-type="float">
            <text:p>0.140489</text:p>
          </table:table-cell>
          <table:table-cell office:value-type="float" office:value="0.139487" calcext:value-type="float">
            <text:p>0.139487</text:p>
          </table:table-cell>
          <table:table-cell/>
        </table:table-row>
        <table:table-row table:style-name="ro2">
          <table:table-cell/>
          <table:table-cell office:value-type="float" office:value="4900" calcext:value-type="float">
            <text:p>4900</text:p>
          </table:table-cell>
          <table:table-cell office:value-type="float" office:value="0.135361" calcext:value-type="float">
            <text:p>0.135361</text:p>
          </table:table-cell>
          <table:table-cell office:value-type="float" office:value="0.259077" calcext:value-type="float">
            <text:p>0.259077</text:p>
          </table:table-cell>
          <table:table-cell office:value-type="float" office:value="0.149719" calcext:value-type="float">
            <text:p>0.149719</text:p>
          </table:table-cell>
          <table:table-cell office:value-type="float" office:value="0.14048" calcext:value-type="float">
            <text:p>0.14048</text:p>
          </table:table-cell>
          <table:table-cell office:value-type="float" office:value="0.13948" calcext:value-type="float">
            <text:p>0.13948</text:p>
          </table:table-cell>
          <table:table-cell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office:value-type="float" office:value="0.135305" calcext:value-type="float">
            <text:p>0.135305</text:p>
          </table:table-cell>
          <table:table-cell office:value-type="float" office:value="0.259272" calcext:value-type="float">
            <text:p>0.259272</text:p>
          </table:table-cell>
          <table:table-cell office:value-type="float" office:value="0.149719" calcext:value-type="float">
            <text:p>0.149719</text:p>
          </table:table-cell>
          <table:table-cell office:value-type="float" office:value="0.140472" calcext:value-type="float">
            <text:p>0.140472</text:p>
          </table:table-cell>
          <table:table-cell office:value-type="float" office:value="0.139474" calcext:value-type="float">
            <text:p>0.139474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Kaggle Public Score</text:p>
          </table:table-cell>
          <table:table-cell/>
          <table:table-cell office:value-type="float" office:value="0.91029" calcext:value-type="float">
            <text:p>0.91029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90891" calcext:value-type="float">
            <text:p>0.90891</text:p>
          </table:table-cell>
          <table:table-cell office:value-type="float" office:value="0.91052" calcext:value-type="float">
            <text:p>0.91052</text:p>
          </table:table-cell>
          <table:table-cell office:value-type="float" office:value="0.91013" calcext:value-type="float">
            <text:p>0.910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10:56:10.089700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5:19:53.997947907</meta:creation-date>
    <dc:date>2018-05-03T11:09:33.975608674</dc:date>
    <meta:editing-duration>PT2H1M4S</meta:editing-duration>
    <meta:editing-cycles>15</meta:editing-cycles>
    <meta:generator>LibreOffice/5.1.6.2$Linux_X86_64 LibreOffice_project/10m0$Build-2</meta:generator>
    <meta:document-statistic meta:table-count="1" meta:cell-count="3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51cm" svg:height="16.774cm" xlink:href=".." xlink:type="simple" chart:class="chart:line" chart:style-name="ch1">
        <chart:legend chart:legend-position="end" svg:x="17.541cm" svg:y="6.298cm" style:legend-expansion="high" chart:style-name="ch2"/>
        <chart:plot-area chart:style-name="ch3" table:cell-range-address="Sheet1.B1:Sheet1.G52" chart:data-source-has-labels="both" svg:x="0.465cm" svg:y="0.335cm" svg:width="16.611cm" svg:height="16.104cm">
          <chartooo:coordinate-region svg:x="1.192cm" svg:y="0.335cm" svg:width="15.743cm" svg:height="14.851cm"/>
          <chart:axis chart:dimension="x" chart:name="primary-x" chart:style-name="ch4" chartooo:axis-type="auto">
            <chartooo:date-scale/>
            <chart:categories table:cell-range-address="Sheet1.B2:Sheet1.B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52" chart:label-cell-address="Sheet1.C1:Sheet1.C1" chart:class="chart:line">
            <chart:data-point chart:repeated="51"/>
          </chart:series>
          <chart:series chart:style-name="ch7" chart:values-cell-range-address="Sheet1.D2:Sheet1.D52" chart:label-cell-address="Sheet1.D1:Sheet1.D1" chart:class="chart:line">
            <chart:data-point chart:repeated="51"/>
          </chart:series>
          <chart:series chart:style-name="ch8" chart:values-cell-range-address="Sheet1.E2:Sheet1.E52" chart:label-cell-address="Sheet1.E1:Sheet1.E1" chart:class="chart:line">
            <chart:data-point chart:repeated="51"/>
          </chart:series>
          <chart:series chart:style-name="ch9" chart:values-cell-range-address="Sheet1.F2:Sheet1.F52" chart:label-cell-address="Sheet1.F1:Sheet1.F1" chart:class="chart:line">
            <chart:data-point chart:repeated="51"/>
          </chart:series>
          <chart:series chart:style-name="ch10" chart:values-cell-range-address="Sheet1.G2:Sheet1.G52" chart:label-cell-address="Sheet1.G1:Sheet1.G1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D Log Loss</text:p>
                <draw:g>
                  <svg:desc>Sheet1.C1:Sheet1.C1</svg:desc>
                </draw:g>
              </table:table-cell>
              <table:table-cell office:value-type="string">
                <text:p>Minibatch-SCD Log Loss
No Residual Update</text:p>
                <draw:g>
                  <svg:desc>Sheet1.D1:Sheet1.D1</svg:desc>
                </draw:g>
              </table:table-cell>
              <table:table-cell office:value-type="string">
                <text:p>Minibatch-SCD Log Loss
Residual Update Period=100</text:p>
                <draw:g>
                  <svg:desc>Sheet1.E1:Sheet1.E1</svg:desc>
                </draw:g>
              </table:table-cell>
              <table:table-cell office:value-type="string">
                <text:p>Minibatch-SCD Log Loss
Residual Update Period=20</text:p>
                <draw:g>
                  <svg:desc>Sheet1.F1:Sheet1.F1</svg:desc>
                </draw:g>
              </table:table-cell>
              <table:table-cell office:value-type="string">
                <text:p>Minibatch-SCD Log Loss
Residual Update Period=10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2:Sheet1.B52</svg:desc>
                </draw:g>
              </table:table-cell>
              <table:table-cell office:value-type="float" office:value="0.693317">
                <text:p>0.693317</text:p>
                <draw:g>
                  <svg:desc>Sheet1.C2:Sheet1.C52</svg:desc>
                </draw:g>
              </table:table-cell>
              <table:table-cell office:value-type="float" office:value="NaN">
                <text:p>NaN</text:p>
                <draw:g>
                  <svg:desc>Sheet1.D2:Sheet1.D52</svg:desc>
                </draw:g>
              </table:table-cell>
              <table:table-cell office:value-type="float" office:value="NaN">
                <text:p>NaN</text:p>
                <draw:g>
                  <svg:desc>Sheet1.E2:Sheet1.E52</svg:desc>
                </draw:g>
              </table:table-cell>
              <table:table-cell office:value-type="float" office:value="NaN">
                <text:p>NaN</text:p>
                <draw:g>
                  <svg:desc>Sheet1.F2:Sheet1.F52</svg:desc>
                </draw:g>
              </table:table-cell>
              <table:table-cell office:value-type="float" office:value="NaN">
                <text:p>NaN</text:p>
                <draw:g>
                  <svg:desc>Sheet1.G2:Sheet1.G5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44709">
                <text:p>0.244709</text:p>
              </table:table-cell>
              <table:table-cell office:value-type="float" office:value="0.244942">
                <text:p>0.244942</text:p>
              </table:table-cell>
              <table:table-cell office:value-type="float" office:value="0.244942">
                <text:p>0.244942</text:p>
              </table:table-cell>
              <table:table-cell office:value-type="float" office:value="0.244942">
                <text:p>0.244942</text:p>
              </table:table-cell>
              <table:table-cell office:value-type="float" office:value="0.244942">
                <text:p>0.24494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69743">
                <text:p>0.169743</text:p>
              </table:table-cell>
              <table:table-cell office:value-type="float" office:value="0.215606">
                <text:p>0.215606</text:p>
              </table:table-cell>
              <table:table-cell office:value-type="float" office:value="0.198376">
                <text:p>0.198376</text:p>
              </table:table-cell>
              <table:table-cell office:value-type="float" office:value="0.175378">
                <text:p>0.175378</text:p>
              </table:table-cell>
              <table:table-cell office:value-type="float" office:value="0.172635">
                <text:p>0.17263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54255">
                <text:p>0.154255</text:p>
              </table:table-cell>
              <table:table-cell office:value-type="float" office:value="0.224807">
                <text:p>0.224807</text:p>
              </table:table-cell>
              <table:table-cell office:value-type="float" office:value="0.176067">
                <text:p>0.176067</text:p>
              </table:table-cell>
              <table:table-cell office:value-type="float" office:value="0.157615">
                <text:p>0.157615</text:p>
              </table:table-cell>
              <table:table-cell office:value-type="float" office:value="0.155728">
                <text:p>0.15572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48845">
                <text:p>0.148845</text:p>
              </table:table-cell>
              <table:table-cell office:value-type="float" office:value="0.232127">
                <text:p>0.232127</text:p>
              </table:table-cell>
              <table:table-cell office:value-type="float" office:value="0.164565">
                <text:p>0.164565</text:p>
              </table:table-cell>
              <table:table-cell office:value-type="float" office:value="0.150882">
                <text:p>0.150882</text:p>
              </table:table-cell>
              <table:table-cell office:value-type="float" office:value="0.149584">
                <text:p>0.14958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46261">
                <text:p>0.146261</text:p>
              </table:table-cell>
              <table:table-cell office:value-type="float" office:value="0.237552">
                <text:p>0.237552</text:p>
              </table:table-cell>
              <table:table-cell office:value-type="float" office:value="0.158685">
                <text:p>0.158685</text:p>
              </table:table-cell>
              <table:table-cell office:value-type="float" office:value="0.147898">
                <text:p>0.147898</text:p>
              </table:table-cell>
              <table:table-cell office:value-type="float" office:value="0.146857">
                <text:p>0.14685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447">
                <text:p>0.1447</text:p>
              </table:table-cell>
              <table:table-cell office:value-type="float" office:value="0.241631">
                <text:p>0.241631</text:p>
              </table:table-cell>
              <table:table-cell office:value-type="float" office:value="0.155554">
                <text:p>0.155554</text:p>
              </table:table-cell>
              <table:table-cell office:value-type="float" office:value="0.146356">
                <text:p>0.146356</text:p>
              </table:table-cell>
              <table:table-cell office:value-type="float" office:value="0.145399">
                <text:p>0.14539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43598">
                <text:p>0.143598</text:p>
              </table:table-cell>
              <table:table-cell office:value-type="float" office:value="0.244765">
                <text:p>0.244765</text:p>
              </table:table-cell>
              <table:table-cell office:value-type="float" office:value="0.153818">
                <text:p>0.153818</text:p>
              </table:table-cell>
              <table:table-cell office:value-type="float" office:value="0.145438">
                <text:p>0.145438</text:p>
              </table:table-cell>
              <table:table-cell office:value-type="float" office:value="0.144484">
                <text:p>0.14448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42749">
                <text:p>0.142749</text:p>
              </table:table-cell>
              <table:table-cell office:value-type="float" office:value="0.247219">
                <text:p>0.247219</text:p>
              </table:table-cell>
              <table:table-cell office:value-type="float" office:value="0.152818">
                <text:p>0.152818</text:p>
              </table:table-cell>
              <table:table-cell office:value-type="float" office:value="0.144815">
                <text:p>0.144815</text:p>
              </table:table-cell>
              <table:table-cell office:value-type="float" office:value="0.14383">
                <text:p>0.1438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42053">
                <text:p>0.142053</text:p>
              </table:table-cell>
              <table:table-cell office:value-type="float" office:value="0.249169">
                <text:p>0.249169</text:p>
              </table:table-cell>
              <table:table-cell office:value-type="float" office:value="0.152224">
                <text:p>0.152224</text:p>
              </table:table-cell>
              <table:table-cell office:value-type="float" office:value="0.144345">
                <text:p>0.144345</text:p>
              </table:table-cell>
              <table:table-cell office:value-type="float" office:value="0.143318">
                <text:p>0.1433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1467">
                <text:p>0.141467</text:p>
              </table:table-cell>
              <table:table-cell office:value-type="float" office:value="0.25074">
                <text:p>0.25074</text:p>
              </table:table-cell>
              <table:table-cell office:value-type="float" office:value="0.151858">
                <text:p>0.151858</text:p>
              </table:table-cell>
              <table:table-cell office:value-type="float" office:value="0.143961">
                <text:p>0.143961</text:p>
              </table:table-cell>
              <table:table-cell office:value-type="float" office:value="0.142894">
                <text:p>0.14289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40959">
                <text:p>0.140959</text:p>
              </table:table-cell>
              <table:table-cell office:value-type="float" office:value="0.252015">
                <text:p>0.252015</text:p>
              </table:table-cell>
              <table:table-cell office:value-type="float" office:value="0.151618">
                <text:p>0.151618</text:p>
              </table:table-cell>
              <table:table-cell office:value-type="float" office:value="0.143631">
                <text:p>0.143631</text:p>
              </table:table-cell>
              <table:table-cell office:value-type="float" office:value="0.142531">
                <text:p>0.14253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140515">
                <text:p>0.140515</text:p>
              </table:table-cell>
              <table:table-cell office:value-type="float" office:value="0.253056">
                <text:p>0.253056</text:p>
              </table:table-cell>
              <table:table-cell office:value-type="float" office:value="0.151455">
                <text:p>0.151455</text:p>
              </table:table-cell>
              <table:table-cell office:value-type="float" office:value="0.14334">
                <text:p>0.14334</text:p>
              </table:table-cell>
              <table:table-cell office:value-type="float" office:value="0.142212">
                <text:p>0.14221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140121">
                <text:p>0.140121</text:p>
              </table:table-cell>
              <table:table-cell office:value-type="float" office:value="0.253911">
                <text:p>0.253911</text:p>
              </table:table-cell>
              <table:table-cell office:value-type="float" office:value="0.151332">
                <text:p>0.151332</text:p>
              </table:table-cell>
              <table:table-cell office:value-type="float" office:value="0.143078">
                <text:p>0.143078</text:p>
              </table:table-cell>
              <table:table-cell office:value-type="float" office:value="0.141929">
                <text:p>0.14192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13977">
                <text:p>0.13977</text:p>
              </table:table-cell>
              <table:table-cell office:value-type="float" office:value="0.254613">
                <text:p>0.254613</text:p>
              </table:table-cell>
              <table:table-cell office:value-type="float" office:value="0.151232">
                <text:p>0.151232</text:p>
              </table:table-cell>
              <table:table-cell office:value-type="float" office:value="0.142841">
                <text:p>0.142841</text:p>
              </table:table-cell>
              <table:table-cell office:value-type="float" office:value="0.141679">
                <text:p>0.14167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139453">
                <text:p>0.139453</text:p>
              </table:table-cell>
              <table:table-cell office:value-type="float" office:value="0.255194">
                <text:p>0.255194</text:p>
              </table:table-cell>
              <table:table-cell office:value-type="float" office:value="0.151145">
                <text:p>0.151145</text:p>
              </table:table-cell>
              <table:table-cell office:value-type="float" office:value="0.142623">
                <text:p>0.142623</text:p>
              </table:table-cell>
              <table:table-cell office:value-type="float" office:value="0.141454">
                <text:p>0.14145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139167">
                <text:p>0.139167</text:p>
              </table:table-cell>
              <table:table-cell office:value-type="float" office:value="0.255671">
                <text:p>0.255671</text:p>
              </table:table-cell>
              <table:table-cell office:value-type="float" office:value="0.151065">
                <text:p>0.151065</text:p>
              </table:table-cell>
              <table:table-cell office:value-type="float" office:value="0.142427">
                <text:p>0.142427</text:p>
              </table:table-cell>
              <table:table-cell office:value-type="float" office:value="0.141252">
                <text:p>0.14125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138906">
                <text:p>0.138906</text:p>
              </table:table-cell>
              <table:table-cell office:value-type="float" office:value="0.256063">
                <text:p>0.256063</text:p>
              </table:table-cell>
              <table:table-cell office:value-type="float" office:value="0.150988">
                <text:p>0.150988</text:p>
              </table:table-cell>
              <table:table-cell office:value-type="float" office:value="0.142246">
                <text:p>0.142246</text:p>
              </table:table-cell>
              <table:table-cell office:value-type="float" office:value="0.141072">
                <text:p>0.14107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138667">
                <text:p>0.138667</text:p>
              </table:table-cell>
              <table:table-cell office:value-type="float" office:value="0.256384">
                <text:p>0.256384</text:p>
              </table:table-cell>
              <table:table-cell office:value-type="float" office:value="0.150914">
                <text:p>0.150914</text:p>
              </table:table-cell>
              <table:table-cell office:value-type="float" office:value="0.142081">
                <text:p>0.142081</text:p>
              </table:table-cell>
              <table:table-cell office:value-type="float" office:value="0.140909">
                <text:p>0.14090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138447">
                <text:p>0.138447</text:p>
              </table:table-cell>
              <table:table-cell office:value-type="float" office:value="0.256644">
                <text:p>0.256644</text:p>
              </table:table-cell>
              <table:table-cell office:value-type="float" office:value="0.15084">
                <text:p>0.15084</text:p>
              </table:table-cell>
              <table:table-cell office:value-type="float" office:value="0.14193">
                <text:p>0.14193</text:p>
              </table:table-cell>
              <table:table-cell office:value-type="float" office:value="0.140763">
                <text:p>0.14076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38244">
                <text:p>0.138244</text:p>
              </table:table-cell>
              <table:table-cell office:value-type="float" office:value="0.256855">
                <text:p>0.256855</text:p>
              </table:table-cell>
              <table:table-cell office:value-type="float" office:value="0.150767">
                <text:p>0.150767</text:p>
              </table:table-cell>
              <table:table-cell office:value-type="float" office:value="0.141794">
                <text:p>0.141794</text:p>
              </table:table-cell>
              <table:table-cell office:value-type="float" office:value="0.140632">
                <text:p>0.140632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138056">
                <text:p>0.138056</text:p>
              </table:table-cell>
              <table:table-cell office:value-type="float" office:value="0.257022">
                <text:p>0.257022</text:p>
              </table:table-cell>
              <table:table-cell office:value-type="float" office:value="0.150695">
                <text:p>0.150695</text:p>
              </table:table-cell>
              <table:table-cell office:value-type="float" office:value="0.141668">
                <text:p>0.141668</text:p>
              </table:table-cell>
              <table:table-cell office:value-type="float" office:value="0.140514">
                <text:p>0.14051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13788">
                <text:p>0.13788</text:p>
              </table:table-cell>
              <table:table-cell office:value-type="float" office:value="0.257158">
                <text:p>0.257158</text:p>
              </table:table-cell>
              <table:table-cell office:value-type="float" office:value="0.150623">
                <text:p>0.150623</text:p>
              </table:table-cell>
              <table:table-cell office:value-type="float" office:value="0.141553">
                <text:p>0.141553</text:p>
              </table:table-cell>
              <table:table-cell office:value-type="float" office:value="0.140408">
                <text:p>0.14040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137717">
                <text:p>0.137717</text:p>
              </table:table-cell>
              <table:table-cell office:value-type="float" office:value="0.257265">
                <text:p>0.257265</text:p>
              </table:table-cell>
              <table:table-cell office:value-type="float" office:value="0.150555">
                <text:p>0.150555</text:p>
              </table:table-cell>
              <table:table-cell office:value-type="float" office:value="0.14145">
                <text:p>0.14145</text:p>
              </table:table-cell>
              <table:table-cell office:value-type="float" office:value="0.140312">
                <text:p>0.14031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137564">
                <text:p>0.137564</text:p>
              </table:table-cell>
              <table:table-cell office:value-type="float" office:value="0.257347">
                <text:p>0.257347</text:p>
              </table:table-cell>
              <table:table-cell office:value-type="float" office:value="0.150488">
                <text:p>0.150488</text:p>
              </table:table-cell>
              <table:table-cell office:value-type="float" office:value="0.141356">
                <text:p>0.141356</text:p>
              </table:table-cell>
              <table:table-cell office:value-type="float" office:value="0.140226">
                <text:p>0.14022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13742">
                <text:p>0.13742</text:p>
              </table:table-cell>
              <table:table-cell office:value-type="float" office:value="0.25741">
                <text:p>0.25741</text:p>
              </table:table-cell>
              <table:table-cell office:value-type="float" office:value="0.150424">
                <text:p>0.150424</text:p>
              </table:table-cell>
              <table:table-cell office:value-type="float" office:value="0.141269">
                <text:p>0.141269</text:p>
              </table:table-cell>
              <table:table-cell office:value-type="float" office:value="0.140149">
                <text:p>0.14014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137284">
                <text:p>0.137284</text:p>
              </table:table-cell>
              <table:table-cell office:value-type="float" office:value="0.257457">
                <text:p>0.257457</text:p>
              </table:table-cell>
              <table:table-cell office:value-type="float" office:value="0.150362">
                <text:p>0.150362</text:p>
              </table:table-cell>
              <table:table-cell office:value-type="float" office:value="0.141191">
                <text:p>0.141191</text:p>
              </table:table-cell>
              <table:table-cell office:value-type="float" office:value="0.140078">
                <text:p>0.14007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137156">
                <text:p>0.137156</text:p>
              </table:table-cell>
              <table:table-cell office:value-type="float" office:value="0.257494">
                <text:p>0.257494</text:p>
              </table:table-cell>
              <table:table-cell office:value-type="float" office:value="0.150302">
                <text:p>0.150302</text:p>
              </table:table-cell>
              <table:table-cell office:value-type="float" office:value="0.14112">
                <text:p>0.14112</text:p>
              </table:table-cell>
              <table:table-cell office:value-type="float" office:value="0.140015">
                <text:p>0.14001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137035">
                <text:p>0.137035</text:p>
              </table:table-cell>
              <table:table-cell office:value-type="float" office:value="0.257522">
                <text:p>0.257522</text:p>
              </table:table-cell>
              <table:table-cell office:value-type="float" office:value="0.150246">
                <text:p>0.150246</text:p>
              </table:table-cell>
              <table:table-cell office:value-type="float" office:value="0.141055">
                <text:p>0.141055</text:p>
              </table:table-cell>
              <table:table-cell office:value-type="float" office:value="0.139958">
                <text:p>0.13995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136919">
                <text:p>0.136919</text:p>
              </table:table-cell>
              <table:table-cell office:value-type="float" office:value="0.257543">
                <text:p>0.257543</text:p>
              </table:table-cell>
              <table:table-cell office:value-type="float" office:value="0.150193">
                <text:p>0.150193</text:p>
              </table:table-cell>
              <table:table-cell office:value-type="float" office:value="0.140995">
                <text:p>0.140995</text:p>
              </table:table-cell>
              <table:table-cell office:value-type="float" office:value="0.139906">
                <text:p>0.13990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13681">
                <text:p>0.13681</text:p>
              </table:table-cell>
              <table:table-cell office:value-type="float" office:value="0.257561">
                <text:p>0.257561</text:p>
              </table:table-cell>
              <table:table-cell office:value-type="float" office:value="0.150142">
                <text:p>0.150142</text:p>
              </table:table-cell>
              <table:table-cell office:value-type="float" office:value="0.140941">
                <text:p>0.140941</text:p>
              </table:table-cell>
              <table:table-cell office:value-type="float" office:value="0.13986">
                <text:p>0.1398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136705">
                <text:p>0.136705</text:p>
              </table:table-cell>
              <table:table-cell office:value-type="float" office:value="0.257577">
                <text:p>0.257577</text:p>
              </table:table-cell>
              <table:table-cell office:value-type="float" office:value="0.150095">
                <text:p>0.150095</text:p>
              </table:table-cell>
              <table:table-cell office:value-type="float" office:value="0.140892">
                <text:p>0.140892</text:p>
              </table:table-cell>
              <table:table-cell office:value-type="float" office:value="0.139818">
                <text:p>0.13981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136606">
                <text:p>0.136606</text:p>
              </table:table-cell>
              <table:table-cell office:value-type="float" office:value="0.257595">
                <text:p>0.257595</text:p>
              </table:table-cell>
              <table:table-cell office:value-type="float" office:value="0.150052">
                <text:p>0.150052</text:p>
              </table:table-cell>
              <table:table-cell office:value-type="float" office:value="0.140847">
                <text:p>0.140847</text:p>
              </table:table-cell>
              <table:table-cell office:value-type="float" office:value="0.139779">
                <text:p>0.139779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136509">
                <text:p>0.136509</text:p>
              </table:table-cell>
              <table:table-cell office:value-type="float" office:value="0.257615">
                <text:p>0.257615</text:p>
              </table:table-cell>
              <table:table-cell office:value-type="float" office:value="0.150011">
                <text:p>0.150011</text:p>
              </table:table-cell>
              <table:table-cell office:value-type="float" office:value="0.140806">
                <text:p>0.140806</text:p>
              </table:table-cell>
              <table:table-cell office:value-type="float" office:value="0.139744">
                <text:p>0.13974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136417">
                <text:p>0.136417</text:p>
              </table:table-cell>
              <table:table-cell office:value-type="float" office:value="0.257638">
                <text:p>0.257638</text:p>
              </table:table-cell>
              <table:table-cell office:value-type="float" office:value="0.149973">
                <text:p>0.149973</text:p>
              </table:table-cell>
              <table:table-cell office:value-type="float" office:value="0.140768">
                <text:p>0.140768</text:p>
              </table:table-cell>
              <table:table-cell office:value-type="float" office:value="0.139713">
                <text:p>0.13971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136329">
                <text:p>0.136329</text:p>
              </table:table-cell>
              <table:table-cell office:value-type="float" office:value="0.257667">
                <text:p>0.257667</text:p>
              </table:table-cell>
              <table:table-cell office:value-type="float" office:value="0.149939">
                <text:p>0.149939</text:p>
              </table:table-cell>
              <table:table-cell office:value-type="float" office:value="0.140735">
                <text:p>0.140735</text:p>
              </table:table-cell>
              <table:table-cell office:value-type="float" office:value="0.139686">
                <text:p>0.13968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136245">
                <text:p>0.136245</text:p>
              </table:table-cell>
              <table:table-cell office:value-type="float" office:value="0.257701">
                <text:p>0.257701</text:p>
              </table:table-cell>
              <table:table-cell office:value-type="float" office:value="0.149907">
                <text:p>0.149907</text:p>
              </table:table-cell>
              <table:table-cell office:value-type="float" office:value="0.140703">
                <text:p>0.140703</text:p>
              </table:table-cell>
              <table:table-cell office:value-type="float" office:value="0.139659">
                <text:p>0.139659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136163">
                <text:p>0.136163</text:p>
              </table:table-cell>
              <table:table-cell office:value-type="float" office:value="0.257742">
                <text:p>0.257742</text:p>
              </table:table-cell>
              <table:table-cell office:value-type="float" office:value="0.149878">
                <text:p>0.149878</text:p>
              </table:table-cell>
              <table:table-cell office:value-type="float" office:value="0.140675">
                <text:p>0.140675</text:p>
              </table:table-cell>
              <table:table-cell office:value-type="float" office:value="0.139636">
                <text:p>0.13963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136084">
                <text:p>0.136084</text:p>
              </table:table-cell>
              <table:table-cell office:value-type="float" office:value="0.257792">
                <text:p>0.257792</text:p>
              </table:table-cell>
              <table:table-cell office:value-type="float" office:value="0.149852">
                <text:p>0.149852</text:p>
              </table:table-cell>
              <table:table-cell office:value-type="float" office:value="0.140648">
                <text:p>0.140648</text:p>
              </table:table-cell>
              <table:table-cell office:value-type="float" office:value="0.139614">
                <text:p>0.139614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136008">
                <text:p>0.136008</text:p>
              </table:table-cell>
              <table:table-cell office:value-type="float" office:value="0.257851">
                <text:p>0.257851</text:p>
              </table:table-cell>
              <table:table-cell office:value-type="float" office:value="0.14983">
                <text:p>0.14983</text:p>
              </table:table-cell>
              <table:table-cell office:value-type="float" office:value="0.140626">
                <text:p>0.140626</text:p>
              </table:table-cell>
              <table:table-cell office:value-type="float" office:value="0.139596">
                <text:p>0.13959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135935">
                <text:p>0.135935</text:p>
              </table:table-cell>
              <table:table-cell office:value-type="float" office:value="0.257921">
                <text:p>0.257921</text:p>
              </table:table-cell>
              <table:table-cell office:value-type="float" office:value="0.149809">
                <text:p>0.149809</text:p>
              </table:table-cell>
              <table:table-cell office:value-type="float" office:value="0.140605">
                <text:p>0.140605</text:p>
              </table:table-cell>
              <table:table-cell office:value-type="float" office:value="0.139578">
                <text:p>0.139578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135863">
                <text:p>0.135863</text:p>
              </table:table-cell>
              <table:table-cell office:value-type="float" office:value="0.258001">
                <text:p>0.258001</text:p>
              </table:table-cell>
              <table:table-cell office:value-type="float" office:value="0.149791">
                <text:p>0.149791</text:p>
              </table:table-cell>
              <table:table-cell office:value-type="float" office:value="0.140585">
                <text:p>0.140585</text:p>
              </table:table-cell>
              <table:table-cell office:value-type="float" office:value="0.139562">
                <text:p>0.139562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135793">
                <text:p>0.135793</text:p>
              </table:table-cell>
              <table:table-cell office:value-type="float" office:value="0.258092">
                <text:p>0.258092</text:p>
              </table:table-cell>
              <table:table-cell office:value-type="float" office:value="0.149775">
                <text:p>0.149775</text:p>
              </table:table-cell>
              <table:table-cell office:value-type="float" office:value="0.140567">
                <text:p>0.140567</text:p>
              </table:table-cell>
              <table:table-cell office:value-type="float" office:value="0.139548">
                <text:p>0.139548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135726">
                <text:p>0.135726</text:p>
              </table:table-cell>
              <table:table-cell office:value-type="float" office:value="0.258195">
                <text:p>0.258195</text:p>
              </table:table-cell>
              <table:table-cell office:value-type="float" office:value="0.149761">
                <text:p>0.149761</text:p>
              </table:table-cell>
              <table:table-cell office:value-type="float" office:value="0.140551">
                <text:p>0.140551</text:p>
              </table:table-cell>
              <table:table-cell office:value-type="float" office:value="0.139535">
                <text:p>0.139535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135661">
                <text:p>0.135661</text:p>
              </table:table-cell>
              <table:table-cell office:value-type="float" office:value="0.258309">
                <text:p>0.258309</text:p>
              </table:table-cell>
              <table:table-cell office:value-type="float" office:value="0.149749">
                <text:p>0.149749</text:p>
              </table:table-cell>
              <table:table-cell office:value-type="float" office:value="0.140537">
                <text:p>0.140537</text:p>
              </table:table-cell>
              <table:table-cell office:value-type="float" office:value="0.139523">
                <text:p>0.139523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135598">
                <text:p>0.135598</text:p>
              </table:table-cell>
              <table:table-cell office:value-type="float" office:value="0.258437">
                <text:p>0.258437</text:p>
              </table:table-cell>
              <table:table-cell office:value-type="float" office:value="0.14974">
                <text:p>0.14974</text:p>
              </table:table-cell>
              <table:table-cell office:value-type="float" office:value="0.140522">
                <text:p>0.140522</text:p>
              </table:table-cell>
              <table:table-cell office:value-type="float" office:value="0.139513">
                <text:p>0.13951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135536">
                <text:p>0.135536</text:p>
              </table:table-cell>
              <table:table-cell office:value-type="float" office:value="0.258577">
                <text:p>0.258577</text:p>
              </table:table-cell>
              <table:table-cell office:value-type="float" office:value="0.149732">
                <text:p>0.149732</text:p>
              </table:table-cell>
              <table:table-cell office:value-type="float" office:value="0.14051">
                <text:p>0.14051</text:p>
              </table:table-cell>
              <table:table-cell office:value-type="float" office:value="0.139503">
                <text:p>0.139503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135476">
                <text:p>0.135476</text:p>
              </table:table-cell>
              <table:table-cell office:value-type="float" office:value="0.25873">
                <text:p>0.25873</text:p>
              </table:table-cell>
              <table:table-cell office:value-type="float" office:value="0.149727">
                <text:p>0.149727</text:p>
              </table:table-cell>
              <table:table-cell office:value-type="float" office:value="0.140499">
                <text:p>0.140499</text:p>
              </table:table-cell>
              <table:table-cell office:value-type="float" office:value="0.139495">
                <text:p>0.139495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135418">
                <text:p>0.135418</text:p>
              </table:table-cell>
              <table:table-cell office:value-type="float" office:value="0.258897">
                <text:p>0.258897</text:p>
              </table:table-cell>
              <table:table-cell office:value-type="float" office:value="0.149722">
                <text:p>0.149722</text:p>
              </table:table-cell>
              <table:table-cell office:value-type="float" office:value="0.140489">
                <text:p>0.140489</text:p>
              </table:table-cell>
              <table:table-cell office:value-type="float" office:value="0.139487">
                <text:p>0.139487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135361">
                <text:p>0.135361</text:p>
              </table:table-cell>
              <table:table-cell office:value-type="float" office:value="0.259077">
                <text:p>0.259077</text:p>
              </table:table-cell>
              <table:table-cell office:value-type="float" office:value="0.149719">
                <text:p>0.149719</text:p>
              </table:table-cell>
              <table:table-cell office:value-type="float" office:value="0.14048">
                <text:p>0.14048</text:p>
              </table:table-cell>
              <table:table-cell office:value-type="float" office:value="0.13948">
                <text:p>0.1394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135305">
                <text:p>0.135305</text:p>
              </table:table-cell>
              <table:table-cell office:value-type="float" office:value="0.259272">
                <text:p>0.259272</text:p>
              </table:table-cell>
              <table:table-cell office:value-type="float" office:value="0.149719">
                <text:p>0.149719</text:p>
              </table:table-cell>
              <table:table-cell office:value-type="float" office:value="0.140472">
                <text:p>0.140472</text:p>
              </table:table-cell>
              <table:table-cell office:value-type="float" office:value="0.139474">
                <text:p>0.139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